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8-10-15 09:45:05.639303: E tensorflow/stream_executor/cuda/cuda_driver.cc:397] failed call to cuInit: CUDA_ERROR_NO_DEVICE</text:p>
      <text:p text:style-name="Standard">2018-10-15 09:45:05.639356: I tensorflow/stream_executor/cuda/cuda_diagnostics.cc:163] retrieving CUDA diagnostic information for host: nipg11</text:p>
      <text:p text:style-name="Standard">2018-10-15 09:45:05.639372: I tensorflow/stream_executor/cuda/cuda_diagnostics.cc:170] hostname: nipg11</text:p>
      <text:p text:style-name="Standard">2018-10-15 09:45:05.639418: I tensorflow/stream_executor/cuda/cuda_diagnostics.cc:194] libcuda reported version is: 396.44.0</text:p>
      <text:p text:style-name="Standard">2018-10-15 09:45:05.639464: I tensorflow/stream_executor/cuda/cuda_diagnostics.cc:198] kernel reported version is: 396.44.0</text:p>
      <text:p text:style-name="Standard">2018-10-15 09:45:05.639475: I tensorflow/stream_executor/cuda/cuda_diagnostics.cc:305] kernel version seems to match DSO: 396.4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9:46:42.931978695</meta:creation-date>
    <dc:date>2018-10-15T09:46:59.823383979</dc:date>
    <meta:editing-duration>PT18S</meta:editing-duration>
    <meta:editing-cycles>1</meta:editing-cycles>
    <meta:document-statistic meta:table-count="0" meta:image-count="0" meta:object-count="0" meta:page-count="1" meta:paragraph-count="6" meta:word-count="55" meta:character-count="747" meta:non-whitespace-character-count="698"/>
    <meta:generator>LibreOffice/6.0.6.2$Linux_X86_64 LibreOffice_project/00m0$Build-2</meta:generator>
  </office:meta>
</office:document-meta>
</file>